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3.598cm"/>
    </style:style>
    <style:style style:name="Table2.E" style:family="table-column">
      <style:table-column-properties style:column-width="2.593cm"/>
    </style:style>
    <style:style style:name="Table2.F" style:family="table-column">
      <style:table-column-properties style:column-width="3.916cm"/>
    </style:style>
    <style:style style:name="Table2.G" style:family="table-column">
      <style:table-column-properties style:column-width="2.487cm"/>
    </style:style>
    <style:style style:name="Table2.I" style:family="table-column">
      <style:table-column-properties style:column-width="2.011cm"/>
    </style:style>
    <style:style style:name="Table2.J" style:family="table-column">
      <style:table-column-properties style:column-width="1.296cm"/>
    </style:style>
    <style:style style:name="Table2.K" style:family="table-column">
      <style:table-column-properties style:column-width="1.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0dac94" officeooo:paragraph-rsid="000dac9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800000" fo:font-size="10pt" officeooo:rsid="0019cb8e" officeooo:paragraph-rsid="0019cb8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800000" fo:font-size="10pt" officeooo:rsid="0019cb8e" officeooo:paragraph-rsid="000dac9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800000" fo:font-size="10pt" officeooo:rsid="001eff09" officeooo:paragraph-rsid="001eff09" style:font-size-asian="10pt" style:font-size-complex="10pt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9" style:family="paragraph" style:parent-style-name="Standard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7pt" fo:font-weight="normal" officeooo:paragraph-rsid="000dac94" style:font-size-asian="7pt" style:font-weight-asian="normal" style:font-size-complex="7pt" style:font-weight-complex="normal"/>
    </style:style>
    <style:style style:name="P12" style:family="paragraph" style:parent-style-name="Standard">
      <style:text-properties fo:font-size="7pt" fo:font-weight="normal" officeooo:paragraph-rsid="0019cb8e" style:font-size-asian="7pt" style:font-weight-asian="normal" style:font-size-complex="7pt" style:font-weight-complex="normal"/>
    </style:style>
    <style:style style:name="P13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P1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normal" officeooo:paragraph-rsid="00131f01" style:font-name-asian="Droid Sans" style:font-size-asian="12pt" style:font-weight-asian="normal" style:font-name-complex="DejaVu Sans" style:font-size-complex="12pt" style:font-weight-complex="normal"/>
    </style:style>
    <style:style style:name="P15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9pt" fo:font-weight="normal" officeooo:paragraph-rsid="00131f01" style:font-name-asian="Droid Sans" style:font-size-asian="9pt" style:font-weight-asian="normal" style:font-name-complex="DejaVu Sans" style:font-size-complex="9pt" style:font-weight-complex="normal"/>
    </style:style>
    <style:style style:name="P16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T1" style:family="text">
      <style:text-properties officeooo:rsid="00177af1"/>
    </style:style>
    <style:style style:name="T2" style:family="text">
      <style:text-properties fo:font-size="13pt" officeooo:rsid="00177af1" style:font-size-asian="11.3500003814697pt" style:font-size-complex="13pt"/>
    </style:style>
    <style:style style:name="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officeooo:rsid="000c3593" style:font-name-asian="Droid Sans" style:font-name-complex="DejaVu Sans"/>
    </style:style>
    <style:style style:name="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T7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8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9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style style:name="T13" style:family="text">
      <style:text-properties officeooo:rsid="0019cb8e"/>
    </style:style>
    <style:style style:name="T14" style:family="text">
      <style:text-properties officeooo:rsid="001ef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3">Fecha <text:span text:style-name="T13">Asiento</text:span></text:p>
          </table:table-cell>
          <table:table-cell table:style-name="Table2.A1" office:value-type="string">
            <text:p text:style-name="P3"><text:span text:style-name="T13">N°Asiento</text:span> </text:p>
            <text:p text:style-name="P3"/>
          </table:table-cell>
          <table:table-cell table:style-name="Table2.A1" office:value-type="string">
            <text:p text:style-name="P5">Tipo Comprobante</text:p>
          </table:table-cell>
          <table:table-cell table:style-name="Table2.A1" office:value-type="string">
            <text:p text:style-name="P4">N°Comprobante</text:p>
            <text:p text:style-name="P3"/>
          </table:table-cell>
          <table:table-cell table:style-name="Table2.A1" office:value-type="string">
            <text:p text:style-name="P4">Fecha Comprobante</text:p>
          </table:table-cell>
          <table:table-cell table:style-name="Table2.A1" office:value-type="string">
            <text:p text:style-name="P6">Cliente</text:p>
          </table:table-cell>
          <table:table-cell table:style-name="Table2.A1" office:value-type="string">
            <text:p text:style-name="P4">Cond.Iva <text:span text:style-name="T14">Client</text:span></text:p>
          </table:table-cell>
          <table:table-cell table:style-name="Table2.A1" office:value-type="string">
            <text:p text:style-name="P4">CUIT <text:span text:style-name="T14">Cliente</text:span></text:p>
          </table:table-cell>
          <table:table-cell table:style-name="Table2.A1" office:value-type="string">
            <text:p text:style-name="P4">Neto Gravado</text:p>
          </table:table-cell>
          <table:table-cell table:style-name="Table2.A1" office:value-type="string">
            <text:p text:style-name="P4">IVA</text:p>
          </table:table-cell>
          <table:table-cell table:style-name="Table2.K1" office:value-type="string">
            <text:p text:style-name="P4">Total Facturado</text:p>
          </table:table-cell>
        </table:table-row>
        <table:table-row>
          <table:table-cell table:style-name="Table2.A2" table:number-columns-spanned="11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10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10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10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2"><text:placeholder text:placeholder-type="text" text:description="Tarifa Suministro">&lt;tupla[8]&gt;</text:placeholder></text:p>
          </table:table-cell>
          <table:table-cell table:style-name="Table2.A3" office:value-type="string">
            <text:p text:style-name="P12"><text:placeholder text:placeholder-type="text" text:description="Tarifa Suministro">&lt;tupla[9]&gt;</text:placeholder></text:p>
          </table:table-cell>
          <table:table-cell table:style-name="Table2.A2" office:value-type="string">
            <text:p text:style-name="P12"><text:placeholder text:placeholder-type="text" text:description="Tarifa Suministro">&lt;tupla[10]&gt;</text:placeholder></text:p>
          </table:table-cell>
        </table:table-row>
        <table:table-row>
          <table:table-cell table:style-name="Table2.A2" table:number-columns-spanned="11" office:value-type="string">
            <text:p text:style-name="P7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8">TOTALES</text:p>
          </table:table-cell>
          <table:covered-table-cell/>
          <table:covered-table-cell/>
          <table:covered-table-cell/>
          <table:table-cell table:style-name="Table2.A3" table:number-columns-spanned="4" office:value-type="string">
            <text:h text:style-name="P14" text:outline-level="1"/>
          </table:table-cell>
          <table:covered-table-cell/>
          <table:covered-table-cell/>
          <table:covered-table-cell/>
          <table:table-cell table:style-name="Table2.A3" office:value-type="string">
            <text:h text:style-name="P15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5" text:outline-level="1"><text:placeholder text:placeholder-type="text" text:description="Mes">&lt;data['total_iva']&gt;</text:placeholder></text:h>
          </table:table-cell>
          <table:table-cell table:style-name="Table2.A2" office:value-type="string">
            <text:h text:style-name="P15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77af1"/>
    </style:style>
    <style:style style:name="MT2" style:family="text">
      <style:text-properties fo:font-size="13pt" officeooo:rsid="00177af1" style:font-size-asian="11.3500003814697pt" style:font-size-complex="13pt"/>
    </style:style>
    <style:style style:name="M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MT4" style:family="text">
      <style:text-properties style:font-name="Liberation Sans" officeooo:rsid="000c3593" style:font-name-asian="Droid Sans" style:font-name-complex="DejaVu Sans"/>
    </style:style>
    <style:style style:name="MT5" style:family="text">
      <style:text-properties style:font-name="Liberation Sans" style:font-name-asian="Droid Sans" style:font-name-complex="DejaVu Sans"/>
    </style:style>
    <style:style style:name="M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MT7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8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9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M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M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M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Subdiario Ventas<text:tab/><text:tab/><text:tab/><text:tab/><text:tab/><text:tab/><text:tab/>F</text:span><text:span text:style-name="MT2">echa Emisión: </text:span><text:span text:style-name="MT3"><text:date style:data-style-name="N37" text:date-value="2015-05-19T15:30:47.321632364" text:fixed="true">19/05/15</text:date></text:span></text:h>
        <text:h text:style-name="MP2" text:outline-level="1"><text:span text:style-name="MT4">Periodo</text:span><text:span text:style-name="MT5">:</text:span><text:span text:style-name="MT4"> </text:span><text:span text:style-name="MT6">Desde el</text:span><text:span text:style-name="MT5"> </text:span><text:span text:style-name="MT7"><text:placeholder text:placeholder-type="text" text:description="Mes">&lt;data['desde']&gt;</text:placeholder></text:span><text:span text:style-name="MT5"> </text:span><text:span text:style-name="MT8">Hasta </text:span><text:span text:style-name="MT9">el </text:span><text:span text:style-name="MT5"><text:s/></text:span><text:span text:style-name="MT7"><text:placeholder text:placeholder-type="text" text:description="Año">&lt;data['hasta']&gt;</text:placeholder></text:span><text:span text:style-name="MT7"><text:tab/><text:tab/><text:tab/><text:tab/><text:tab/><text:tab/></text:span><text:span text:style-name="MT10">Página </text:span><text:span text:style-name="MT11"><text:page-number text:select-page="current">1</text:page-number></text:span><text:span text:style-name="MT11"> </text:span><text:span text:style-name="MT12">de </text:span><text:span text:style-name="MT12"><text:page-count>1</text:page-count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26T23:21:46.415557977">26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26T23:21:46.367874268</dc:date>
    <meta:editing-duration>P2DT7H56M14S</meta:editing-duration>
    <meta:editing-cycles>88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31" meta:word-count="59" meta:character-count="514" meta:non-whitespace-character-count="471"/>
  </office:meta>
</office:document-meta>
</file>